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8ce" officeooo:paragraph-rsid="0000d8ce"/>
    </style:style>
    <style:style style:name="P2" style:family="paragraph" style:parent-style-name="Standard">
      <style:text-properties officeooo:rsid="00014dd6" officeooo:paragraph-rsid="00014dd6"/>
    </style:style>
    <style:style style:name="P3" style:family="paragraph" style:parent-style-name="Standard">
      <style:text-properties officeooo:rsid="0001dd99" officeooo:paragraph-rsid="0001dd99"/>
    </style:style>
    <style:style style:name="P4" style:family="paragraph" style:parent-style-name="Standard">
      <style:text-properties officeooo:rsid="0001dd99" officeooo:paragraph-rsid="000360ec"/>
    </style:style>
    <style:style style:name="T1" style:family="text">
      <style:text-properties officeooo:rsid="00014dd6"/>
    </style:style>
    <style:style style:name="T2" style:family="text">
      <style:text-properties officeooo:rsid="0001dd99"/>
    </style:style>
    <style:style style:name="T3" style:family="text">
      <style:text-properties officeooo:rsid="00079e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Commands <text:span text:style-name="T3">changedddd</text:span>:</text:p>
      <text:p text:style-name="P1"/>
      <text:p text:style-name="P1">1. scp – copy files from local to remote machine or vice versa</text:p>
      <text:p text:style-name="P1">2. cp – clone a specified file into the same directory or mentioned directory</text:p>
      <text:p text:style-name="P1">3. mv – Move the file into same folder or new specified folder. Written as:</text:p>
      <text:p text:style-name="P1"><text:tab/>mv file1.txt file2.txt → Renames file1 to file2</text:p>
      <text:p text:style-name="P1">4. rm – remove the specified file.</text:p>
      <text:p text:style-name="P1"><text:tab/>rm -I → Delete after confirm</text:p>
      <text:p text:style-name="P1">5. chmod u+w filename – Give write permission to user u for file</text:p>
      <text:p text:style-name="P1"><text:s text:c="4"/>chmod g+r filename – Give read permission to group for file</text:p>
      <text:p text:style-name="P1">6. mkdir newDir – Creates a new directory.</text:p>
      <text:p text:style-name="P1">7. pwd – Displays current directory location.</text:p>
      <text:p text:style-name="P1">8. who – Displays who is logged in the system</text:p>
      <text:p text:style-name="P1">9. pico <text:span text:style-name="T1">newfile.txt – Create a new file and open in editor. Diff for diff editors.</text:span></text:p>
      <text:p text:style-name="P2">10. man &lt;command&gt; - Displays info about the command</text:p>
      <text:p text:style-name="P2"><text:s text:c="6"/>man -k &lt;keyword&gt; - Searches all the man directories for the keyword.</text:p>
      <text:p text:style-name="P2">11. <text:span text:style-name="T2">file &lt;filename&gt; - Displays the type of the file.</text:span></text:p>
      <text:p text:style-name="P3">12. du &lt;filename&gt; - File usage</text:p>
      <text:p text:style-name="P3">13. find &lt;filename&gt; - searches the file</text:p>
      <text:p text:style-name="P4">1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0:00:52.908320687</meta:creation-date>
    <dc:date>2016-09-03T12:33:01.514461863</dc:date>
    <meta:editing-duration>PT6M5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66" meta:character-count="942" meta:non-whitespace-character-count="772"/>
  </office:meta>
</office:document-meta>
</file>